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3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text-properties officeooo:paragraph-rsid="0070d5d9" style:font-size-asian="9pt" style:font-name="vardana" style:font-size-complex="9pt" officeooo:rsid="0070d5d9" fo:font-size="9pt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font-size-asian="11.5pt" style:text-outline="false" style:text-line-through-type="none" style:font-name="vardana1" fo:letter-spacing="normal" style:text-line-through-style="none" fo:text-shadow="none" fo:font-size="11.5pt" style:font-style-asian="normal" style:text-emphasize="none" style:letter-kerning="true" fo:color="#000000" style:font-weight-asian="normal"/>
    </style:style>
    <style:style style:name="T7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8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3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4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5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6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bold" fo:font-style="normal" style:text-underline-style="none" style:font-size-asian="11.5pt" style:text-outline="false" style:text-line-through-type="none" style:font-name="Verdana" fo:letter-spacing="normal" style:text-line-through-style="none" fo:text-shadow="none" fo:font-size="11.5pt" style:font-style-asian="normal" style:text-emphasize="none" style:letter-kerning="true" fo:color="#17365d" style:font-weight-asian="bold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0"><text:span text:style-name="T16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1"><text:span text:style-name="T16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1"><text:span text:style-name="T16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1"><text:span text:style-name="T16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2"><text:span text:style-name="T16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7">REQUERIMIENTOS ANAL</text:span><text:span text:style-name="T8">Í</text:span><text:span text:style-name="T7">TICOS (</text:span><text:span text:style-name="T12">llenar una hoja por matriz</text:span><text:span text:style-name="T7">).</text:span></text:p>
      <text:p text:style-name="P18"/>
      <text:section text:style-name="Sect1" text:name="Section Matriz 1">
        <text:p text:style-name="P17"><text:span text:style-name="T7"/><text:change-end text:change-id="ct42114464"/><text:span text:style-name="T7">SISTEMA A MUESTREAR: </text:span><text:span text:style-name="T9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3"><text:span text:style-name="T7">Cantidad </text:span><text:span text:style-name="T13">(Estaciones)</text:span></text:p>
            </table:table-cell>
            <table:table-cell office:value-type="string" table:style-name="Table2.A1">
              <text:p text:style-name="P24">Parámetros a contratar</text:p>
            </table:table-cell>
            <table:table-cell office:value-type="string" table:style-name="Table2.C1">
              <text:p text:style-name="P25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4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7"><text:span text:style-name="T18">Observaciones</text:span>: </text:p>
            </table:table-cell>
          </table:table-row>
          <table:table-row>
            <table:table-cell office:value-type="string" table:style-name="Table4.A2">
              <text:p text:style-name="P30"><text:span text:style-name="T6"/><office:annotation><dc:creator>POD</dc:creator><dc:date>2015-03-12T15:11:12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<text:change-end text:change-id="ct42145744"/></text:p>
            </table:table-cell>
          </table:table-row>
        </table:table>
        <text:p text:style-name="podPageBreak"/>
        <text:p text:style-name="P29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6">Cantidad</text:p>
            </table:table-cell>
            <table:table-cell office:value-type="string" table:style-name="Table5.B1">
              <text:p text:style-name="P26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8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7"/><text:change-end text:change-id="ct42114464"/><text:span text:style-name="T7">SISTEMA A MUESTREAR: </text:span><text:span text:style-name="T9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3"><text:span text:style-name="T7">Cantidad </text:span><text:span text:style-name="T13">(Estaciones)</text:span></text:p>
            </table:table-cell>
            <table:table-cell office:value-type="string" table:style-name="Table2.A1">
              <text:p text:style-name="P24">Parámetros a contratar</text:p>
            </table:table-cell>
            <table:table-cell office:value-type="string" table:style-name="Table2.C1">
              <text:p text:style-name="P25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4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7"><text:span text:style-name="T18">Observaciones</text:span>: </text:p>
            </table:table-cell>
          </table:table-row>
          <table:table-row>
            <table:table-cell office:value-type="string" table:style-name="Table4.A2">
              <text:p text:style-name="P30"><text:span text:style-name="T6">&lt;p&gt;Se dobla cantidad de muestras de nitrito\nSe dobla cantidad de muestras de nitrato&lt;/p&gt;</text:span><office:annotation><dc:creator>POD</dc:creator><dc:date>2015-03-12T15:11:12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<text:change-end text:change-id="ct42145744"/></text:p>
            </table:table-cell>
          </table:table-row>
        </table:table>
        <text:p text:style-name="podPageBreak"/>
        <text:p text:style-name="P29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6">Cantidad</text:p>
            </table:table-cell>
            <table:table-cell office:value-type="string" table:style-name="Table5.B1">
              <text:p text:style-name="P26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8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08:02.355303102</dc:date>
    <meta:editing-duration>PT22H34M6S</meta:editing-duration>
    <meta:editing-cycles>76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7" meta:character-count="945" meta:non-whitespace-character-count="861"/>
  </office:meta>
</office:document-meta>
</file>